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ecorderFilt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RecorderFilter.init( FilterConfig filter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RecorderFilter.getWebap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Filter.setResponseOutcome( ServletResponse respons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Filter.filterInit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RecorderFilter.genStartStop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RecorderFilter.getWriter( ServletResponse res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RecorderFilter.isControlRequest( String req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ecorderFilt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Filter.TestRecorder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RecorderFilter.writeResponse( ResponseWrapper wrapper , String body , FilterData data , boolean addLink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estRecorderFilter.postFilterRecord( FilterData data , String bod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estRecorderFilter.doFilter( ServletRequest request , ServletResponse response , FilterChain chain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7">
            <text:p text:style-name="Table_20_Contents">7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TestRecorderFilter.shouldHandleRequest( String req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RecorderFilter.getTes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Filter.reportCookies( Cookie [ ] cook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RecorderFilter.getFil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Filter.postFilterPlayback( FilterData data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">
            <text:p text:style-name="Table_20_Contents">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TestRecorderFilter.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ecorderFilter.preFilter( FilterData data , FilterChain chain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">
            <text:p text:style-name="Table_20_Contents">4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TestRecorderFilter.postFilter( FilterData data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